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1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family="Symbol" style:font-pitch="variable" style:font-charset="x-symbol" fo:font-size="26pt" style:font-size-asian="26pt" style:font-size-complex="26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sub 58%" fo:font-family="Symbol" style:font-pitch="variable" style:font-charset="x-symbol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8.217cm" svg:height="8.652cm" draw:transform="skewX (5.23854836396364E-017) rotate (-2.01009569952149) translate (27.4928143859458cm 4.05476118722678cm)" svg:viewBox="0 0 8218 8653" svg:d="m6661 8653c1930 1 2377-1847-468-3609s1884 2828-777 1331-687-7308-3257-6246-2130 942-2130 942">
          <text:p/>
        </draw:path>
        <draw:path draw:style-name="gr1" draw:text-style-name="P1" draw:layer="layout" svg:width="8.897cm" svg:height="3.436cm" draw:transform="skewX (-0.183434104384569) rotate (0.670904564466494) translate (3.05080405075647cm 7.60826894595459cm)" svg:viewBox="0 0 8898 3437" svg:d="m0 0c4087 0 2879 1140 5002 1486s3896 1951 3896 1951">
          <text:p/>
        </draw:path>
        <draw:line draw:style-name="gr2" draw:text-style-name="P1" draw:layer="layout" svg:x1="12.548cm" svg:y1="6.185cm" svg:x2="12.657cm" svg:y2="4.371cm">
          <text:p/>
        </draw:line>
        <draw:line draw:style-name="gr2" draw:text-style-name="P1" draw:layer="layout" svg:x1="3.415cm" svg:y1="9.785cm" svg:x2="3.051cm" svg:y2="7.577cm">
          <text:p/>
        </draw:line>
        <draw:path draw:style-name="gr1" draw:text-style-name="P1" draw:layer="layout" svg:width="8.896cm" svg:height="3.436cm" draw:transform="skewX (-0.183608637309769) rotate (0.670904564466494) translate (3.05080405075647cm 7.60711986375188cm)" svg:viewBox="0 0 8897 3437" svg:d="m0 0c4087 0 2879 1140 5002 1486s3895 1951 3895 1951">
          <text:p/>
        </draw:path>
        <draw:path draw:style-name="gr1" draw:text-style-name="P1" draw:layer="layout" svg:width="9.119cm" svg:height="2.953cm" draw:transform="skewX (-0.180990643431778) rotate (0.609294441871105) translate (3.45081015129331cm 9.72426305793035cm)" svg:viewBox="0 0 9120 2954" svg:d="m0 0c3594 1 2967 7 3195 1964s5898 406 5898 406l27 21">
          <text:p/>
        </draw:path>
        <draw:custom-shape draw:style-name="gr3" draw:text-style-name="P1" draw:layer="layout" svg:width="0.406cm" svg:height="0.336cm" svg:x="2.865cm" svg:y="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06cm" svg:height="0.337cm" svg:x="12.43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06cm" svg:height="0.337cm" svg:x="3.228cm" svg:y="9.6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406cm" svg:height="0.338cm" svg:x="12.361cm" svg:y="6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688cm" svg:y1="8.848cm" svg:x2="4.543cm" svg:y2="6.579cm">
          <text:p/>
        </draw:line>
        <draw:line draw:style-name="gr2" draw:text-style-name="P1" draw:layer="layout" svg:x1="6.034cm" svg:y1="8.273cm" svg:x2="6.362cm" svg:y2="6.004cm">
          <text:p/>
        </draw:line>
        <draw:line draw:style-name="gr2" draw:text-style-name="P1" draw:layer="layout" svg:x1="8.291cm" svg:y1="9.513cm" svg:x2="8.218cm" svg:y2="5.46cm">
          <text:p/>
        </draw:line>
        <draw:line draw:style-name="gr2" draw:text-style-name="P1" draw:layer="layout" svg:x1="10.51cm" svg:y1="8.364cm" svg:x2="10.255cm" svg:y2="4.704cm">
          <text:p/>
        </draw:line>
        <draw:frame draw:style-name="gr4" draw:text-style-name="P2" draw:layer="layout" svg:width="1.175cm" svg:height="1.93cm" svg:x="6.926cm" svg:y="2.762cm">
          <draw:text-box>
            <text:p><text:span text:style-name="T1">g</text:span><text:span text:style-name="T2">2</text:span></text:p>
          </draw:text-box>
        </draw:frame>
        <draw:frame draw:style-name="gr5" draw:text-style-name="P2" draw:layer="layout" svg:width="1.146cm" svg:height="1.981cm" svg:x="12.257cm" svg:y="7.278cm">
          <draw:text-box>
            <text:p><text:span text:style-name="T1">g</text:span><text:span text:style-name="T3">1</text:span></text:p>
          </draw:text-box>
        </draw:frame>
        <draw:path draw:style-name="gr1" draw:text-style-name="P1" draw:layer="layout" svg:width="8.47cm" svg:height="3.14cm" draw:transform="skewX (-0.317824456788107) rotate (0.604407519965522) translate (16.8628040507565cm 6.3185128415621cm)" svg:viewBox="0 0 8471 3141" svg:d="m0 0c3891 0 2741 1042 4762 1358s3709 1783 3709 1783">
          <text:p/>
        </draw:path>
        <draw:custom-shape draw:style-name="gr3" draw:text-style-name="P1" draw:layer="layout" svg:width="0.406cm" svg:height="0.337cm" svg:x="16.614cm" svg:y="6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06cm" svg:height="0.337cm" svg:x="26.324cm" svg:y="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616cm" svg:y1="7.541cm" svg:x2="17.886cm" svg:y2="5.663cm">
          <text:p/>
        </draw:line>
        <draw:line draw:style-name="gr6" draw:text-style-name="P1" draw:layer="layout" svg:x1="18.415cm" svg:y1="8.388cm" svg:x2="18.574cm" svg:y2="5.319cm">
          <text:p/>
        </draw:line>
        <draw:line draw:style-name="gr6" draw:text-style-name="P1" draw:layer="layout" svg:x1="18.812cm" svg:y1="6.853cm" svg:x2="20.796cm" svg:y2="4.842cm">
          <text:p/>
        </draw:line>
        <draw:line draw:style-name="gr6" draw:text-style-name="P1" draw:layer="layout" svg:x1="22.543cm" svg:y1="6.059cm" svg:x2="22.886cm" svg:y2="4.102cm">
          <text:p/>
        </draw:line>
        <draw:line draw:style-name="gr6" draw:text-style-name="P1" draw:layer="layout" svg:x1="26.009cm" svg:y1="6.88cm" svg:x2="25.268cm" svg:y2="3.519cm">
          <text:p/>
        </draw:line>
        <draw:frame draw:style-name="gr4" draw:text-style-name="P2" draw:layer="layout" svg:width="1.175cm" svg:height="1.93cm" svg:x="20.288cm" svg:y="2.497cm">
          <draw:text-box>
            <text:p><text:span text:style-name="T1">g</text:span><text:span text:style-name="T2">2</text:span></text:p>
          </draw:text-box>
        </draw:frame>
        <draw:frame draw:style-name="gr5" draw:text-style-name="P2" draw:layer="layout" svg:width="1.146cm" svg:height="1.981cm" svg:x="19.877cm" svg:y="8.707cm">
          <draw:text-box>
            <text:p><text:span text:style-name="T1">g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10T14:33:43</meta:creation-date>
    <dc:date>2011-08-10T14:43:32</dc:date>
    <dc:creator>Stephane Puechmorel</dc:creator>
    <meta:editing-duration>PT9M49S</meta:editing-duration>
    <meta:editing-cycles>1</meta:editing-cycles>
    <meta:document-statistic meta:object-count="26"/>
    <meta:generator>LibreOffice/3.3$Unix LibreOffice_project/330m19$Build-202</meta:generator>
  </office:meta>
</office:document-meta>
</file>